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119000000EF157482F0AFC9E8FD.png" manifest:media-type="image/png"/>
  <manifest:file-entry manifest:full-path="Pictures/10000CE600001D0B000018B46FE8CCA57443C22D.svg" manifest:media-type="image/svg+xml"/>
  <manifest:file-entry manifest:full-path="Pictures/100000000000028A00000208F22CAA73304F121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Black" svg:font-family="'Lato Bl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font-name="Lato Black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7.197cm" svg:height="13.757cm" svg:x="2.3cm" svg:y="8cm">
          <draw:image xlink:href="Pictures/100000000000028A00000208F22CAA73304F1210.pn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<text:span text:style-name="T1">TONI WORKS</text:span></text:p>
            <text:p text:style-name="P1"/>
            <text:p text:style-name="P1"/>
            <text:p text:style-name="P1">WEB DESIGNER</text:p>
            <text:p text:style-name="P1"/>
            <text:p text:style-name="P1"/>
            <text:p text:style-name="P1"/>
          </draw:image>
        </draw:frame>
        <draw:frame draw:style-name="gr2" draw:text-style-name="P2" draw:layer="layout" svg:width="3.633cm" svg:height="3.09cm" svg:x="14.3cm" svg:y="13.11cm">
          <draw:image xlink:href="Pictures/10000CE600001D0B000018B46FE8CCA57443C22D.svg" xlink:type="simple" xlink:show="embed" xlink:actuate="onLoad">
            <text:p/>
          </draw:image>
          <draw:image xlink:href="Pictures/1000020100000119000000EF157482F0AFC9E8FD.png" xlink:type="simple" xlink:show="embed" xlink:actuate="onLoad"/>
        </draw:frame>
        <draw:frame draw:style-name="gr2" draw:text-style-name="P2" draw:layer="layout" svg:width="3.539cm" svg:height="2.969cm" draw:transform="skewX (-0.0174532925199433) rotate (-1.76784399934506) translate (8cm 13.43cm)">
          <draw:image xlink:href="Pictures/10000CE600001D0B000018B46FE8CCA57443C22D.svg" xlink:type="simple" xlink:show="embed" xlink:actuate="onLoad">
            <text:p/>
          </draw:image>
          <draw:image xlink:href="Pictures/1000020100000119000000EF157482F0AFC9E8FD.png" xlink:type="simple" xlink:show="embed" xlink:actuate="onLoad"/>
        </draw:frame>
      </draw:page>
      <draw:page draw:name="page2" draw:style-name="dp1" draw:master-page-name="Default">
        <draw:frame draw:style-name="gr1" draw:text-style-name="P2" draw:layer="layout" svg:width="17.197cm" svg:height="13.757cm" svg:x="2.7cm" svg:y="8.9cm">
          <draw:image xlink:href="Pictures/100000000000028A00000208F22CAA73304F1210.pn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<text:span text:style-name="T1">TONI WORKS</text:span></text:p>
            <text:p text:style-name="P1"/>
            <text:p text:style-name="P1"/>
            <text:p text:style-name="P1">WEB DESIGNER</text:p>
            <text:p text:style-name="P1"/>
            <text:p text:style-name="P1"/>
            <text:p text:style-name="P1"/>
          </draw:image>
        </draw:frame>
        <draw:frame draw:style-name="gr2" draw:text-style-name="P2" draw:layer="layout" svg:width="3.633cm" svg:height="3.09cm" svg:x="14.96cm" svg:y="13.8cm">
          <draw:image xlink:href="Pictures/10000CE600001D0B000018B46FE8CCA57443C22D.svg" xlink:type="simple" xlink:show="embed" xlink:actuate="onLoad">
            <text:p/>
          </draw:image>
          <draw:image xlink:href="Pictures/1000020100000119000000EF157482F0AFC9E8FD.png" xlink:type="simple" xlink:show="embed" xlink:actuate="onLoad"/>
        </draw:frame>
        <draw:frame draw:style-name="gr3" draw:text-style-name="P2" draw:layer="layout" svg:width="3.63cm" svg:height="3.086cm" draw:transform="skewX (0.000349065850398866) translate (3.97cm 13.414cm)">
          <draw:image xlink:href="Pictures/10000CE600001D0B000018B46FE8CCA57443C22D.svg" xlink:type="simple" xlink:show="embed" xlink:actuate="onLoad">
            <text:p/>
          </draw:image>
          <draw:image xlink:href="Pictures/1000020100000119000000EF157482F0AFC9E8FD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Black" svg:font-family="'Lato Bl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Liberation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5T12:36:46.986224126</meta:creation-date>
    <dc:date>2017-12-05T13:35:35.856766081</dc:date>
    <meta:editing-duration>PT4M39S</meta:editing-duration>
    <meta:editing-cycles>2</meta:editing-cycles>
    <meta:generator>LibreOffice/5.2.7.2$Linux_ARM_EABI LibreOffice_project/528e71104c3fcc3637004cef595401b05295414c</meta:generator>
    <meta:document-statistic meta:object-count="6"/>
  </office:meta>
</office:document-meta>
</file>